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clude &lt;stdio.h&gt;</text:p>
      <text:p text:style-name="Standard">#include &lt;stdlib.h&gt;</text:p>
      <text:p text:style-name="Standard">#include&lt;string.h&gt;</text:p>
      <text:p text:style-name="Standard">void welcome();</text:p>
      <text:p text:style-name="Standard">void password1();</text:p>
      <text:p text:style-name="Standard">void password2();</text:p>
      <text:p text:style-name="Standard">void menu();</text:p>
      <text:p text:style-name="Standard">void func();</text:p>
      <text:p text:style-name="Standard">void bal_enq();</text:p>
      <text:p text:style-name="Standard">long int transac();</text:p>
      <text:p text:style-name="Standard">long int with_drawal();</text:p>
      <text:p text:style-name="Standard">void mob_trans();</text:p>
      <text:p text:style-name="Standard">void pass_change();</text:p>
      <text:p text:style-name="Standard">long int c,s;</text:p>
      <text:p text:style-name="Standard">static long int e=10000;</text:p>
      <text:p text:style-name="Standard">long int d,amt,wamt,b;</text:p>
      <text:p text:style-name="Standard">void mini_stat();</text:p>
      <text:p text:style-name="Standard">FILE *fp2;</text:p>
      <text:p text:style-name="Standard">int main()</text:p>
      <text:p text:style-name="Standard">{</text:p>
      <text:p text:style-name="Standard"><text:s text:c="4"/>welcome();</text:p>
      <text:p text:style-name="Standard"><text:s text:c="4"/>return 0;</text:p>
      <text:p text:style-name="Standard">}</text:p>
      <text:p text:style-name="Standard">void welcome()</text:p>
      <text:p text:style-name="Standard">{</text:p>
      <text:p text:style-name="Standard"><text:s text:c="4"/>//long int c;</text:p>
      <text:p text:style-name="Standard"><text:s text:c="4"/>char ch,ch1;</text:p>
      <text:p text:style-name="Standard"><text:s text:c="4"/>FILE *fp,*fp1;</text:p>
      <text:p text:style-name="Standard"><text:s text:c="4"/>fp=fopen("1234.txt","r");</text:p>
      <text:p text:style-name="Standard"><text:s text:c="4"/>fp1=fopen("5678.txt","r");</text:p>
      <text:p text:style-name="Standard"><text:s text:c="4"/>//fp2=fopen("f1.txt","w");</text:p>
      <text:p text:style-name="Standard"><text:s text:c="4"/>//fp3=fopen("f2.txt","w");</text:p>
      <text:p text:style-name="Standard"><text:s text:c="4"/>printf("*******************************************");</text:p>
      <text:p text:style-name="Standard"><text:s text:c="4"/>printf("\nWelcome to SBI Bank\n");</text:p>
      <text:p text:style-name="Standard"><text:s text:c="4"/>printf("*******************************************");</text:p>
      <text:p text:style-name="Standard"><text:s text:c="4"/>printf("\nInsert your card:");</text:p>
      <text:p text:style-name="Standard"><text:s text:c="4"/>scanf("%ld",&amp;c);</text:p>
      <text:p text:style-name="Standard"><text:s text:c="8"/>if(c==1234)</text:p>
      <text:p text:style-name="Standard"><text:s text:c="8"/>{</text:p>
      <text:p text:style-name="Standard"><text:s text:c="12"/>printf("Welcome\t");</text:p>
      <text:p text:style-name="Standard"><text:s text:c="12"/>while(ch!=EOF)</text:p>
      <text:p text:style-name="Standard"><text:s text:c="12"/>{</text:p>
      <text:p text:style-name="Standard"><text:s text:c="16"/>ch=fgetc(fp);</text:p>
      <text:p text:style-name="Standard"><text:s text:c="16"/>printf("%c",ch);</text:p>
      <text:p text:style-name="Standard"><text:s text:c="12"/>}</text:p>
      <text:p text:style-name="Standard"><text:s text:c="12"/>password1();</text:p>
      <text:p text:style-name="Standard"><text:s text:c="8"/>}</text:p>
      <text:p text:style-name="Standard"><text:s text:c="8"/>if(c==5678)</text:p>
      <text:p text:style-name="Standard"><text:s text:c="8"/>{</text:p>
      <text:p text:style-name="Standard"><text:s text:c="12"/>printf("Welcome\t");</text:p>
      <text:p text:style-name="Standard"><text:s text:c="12"/>while(ch1!=EOF)</text:p>
      <text:p text:style-name="Standard"><text:soft-page-break/><text:s text:c="12"/>{</text:p>
      <text:p text:style-name="Standard"><text:s text:c="16"/>ch1=fgetc(fp1);</text:p>
      <text:p text:style-name="Standard"><text:s text:c="16"/>printf("%c",ch1);</text:p>
      <text:p text:style-name="Standard"><text:s text:c="12"/>}</text:p>
      <text:p text:style-name="Standard"><text:s text:c="12"/>password2();</text:p>
      <text:p text:style-name="Standard"><text:s text:c="8"/>}</text:p>
      <text:p text:style-name="Standard"/>
      <text:p text:style-name="Standard"><text:s text:c="4"/>fclose(fp);</text:p>
      <text:p text:style-name="Standard"><text:s text:c="4"/>fclose(fp1);</text:p>
      <text:p text:style-name="Standard">}</text:p>
      <text:p text:style-name="Standard">void password1()</text:p>
      <text:p text:style-name="Standard">{</text:p>
      <text:p text:style-name="Standard"><text:s text:c="4"/>static int n=2;</text:p>
      <text:p text:style-name="Standard"><text:s text:c="4"/>long int a;</text:p>
      <text:p text:style-name="Standard"><text:s text:c="4"/>printf("\nEnter your password:");</text:p>
      <text:p text:style-name="Standard"><text:s text:c="4"/>scanf("%ld",&amp;a);</text:p>
      <text:p text:style-name="Standard"><text:s text:c="4"/>if(a==9876)</text:p>
      <text:p text:style-name="Standard"><text:s text:c="4"/>{</text:p>
      <text:p text:style-name="Standard"><text:s text:c="8"/>menu();</text:p>
      <text:p text:style-name="Standard"><text:s text:c="8"/>func(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if(n&gt;0)</text:p>
      <text:p text:style-name="Standard"><text:s text:c="8"/>{</text:p>
      <text:p text:style-name="Standard"><text:s text:c="12"/>n--;</text:p>
      <text:p text:style-name="Standard"><text:s text:c="12"/>password1(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rintf("\nYour card has been blocked\n");</text:p>
      <text:p text:style-name="Standard"><text:s text:c="8"/>}</text:p>
      <text:p text:style-name="Standard"><text:s text:c="4"/>}</text:p>
      <text:p text:style-name="Standard"/>
      <text:p text:style-name="Standard">}</text:p>
      <text:p text:style-name="Standard">void password2()</text:p>
      <text:p text:style-name="Standard">{</text:p>
      <text:p text:style-name="Standard"><text:s text:c="4"/>static int n=2;</text:p>
      <text:p text:style-name="Standard"><text:s text:c="4"/>long int b;</text:p>
      <text:p text:style-name="Standard"><text:s text:c="4"/>printf("\nEnter your password:");</text:p>
      <text:p text:style-name="Standard"><text:s text:c="4"/>scanf("%ld",&amp;b);</text:p>
      <text:p text:style-name="Standard"><text:s text:c="8"/>if(b==5432)</text:p>
      <text:p text:style-name="Standard"><text:s text:c="8"/>{</text:p>
      <text:p text:style-name="Standard"><text:s text:c="12"/>menu();</text:p>
      <text:p text:style-name="Standard"><text:s text:c="12"/>func(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if(n&gt;0)</text:p>
      <text:p text:style-name="Standard"><text:s text:c="12"/>{</text:p>
      <text:p text:style-name="Standard"><text:s text:c="16"/>n--;</text:p>
      <text:p text:style-name="Standard"><text:s text:c="16"/>password2();</text:p>
      <text:p text:style-name="Standard"><text:soft-page-break/><text:s text:c="12"/>}</text:p>
      <text:p text:style-name="Standard"><text:s text:c="12"/>else</text:p>
      <text:p text:style-name="Standard"><text:s text:c="12"/>{</text:p>
      <text:p text:style-name="Standard"><text:s text:c="15"/>printf("\nYour card has been blocked\n");</text:p>
      <text:p text:style-name="Standard"><text:s text:c="12"/>}</text:p>
      <text:p text:style-name="Standard"><text:s text:c="8"/>}</text:p>
      <text:p text:style-name="Standard"/>
      <text:p text:style-name="Standard">}</text:p>
      <text:p text:style-name="Standard">void menu()</text:p>
      <text:p text:style-name="Standard">{</text:p>
      <text:p text:style-name="Standard"><text:s text:c="4"/>printf("\n1.Balance enquiry\n2.Money transaction\n3.Withdrawal\n4.Mobile transaction\n5.Mini statement\n6.Password change\n7.Exit\n");</text:p>
      <text:p text:style-name="Standard">}</text:p>
      <text:p text:style-name="Standard">void func()</text:p>
      <text:p text:style-name="Standard">{</text:p>
      <text:p text:style-name="Standard"><text:s text:c="4"/>int ch;</text:p>
      <text:p text:style-name="Standard"><text:s text:c="4"/>//long int s;</text:p>
      <text:p text:style-name="Standard"><text:s text:c="4"/>while(1)</text:p>
      <text:p text:style-name="Standard"><text:s text:c="4"/>{</text:p>
      <text:p text:style-name="Standard"><text:s text:c="8"/>printf("\nChoose process to be performed:");</text:p>
      <text:p text:style-name="Standard"><text:s text:c="8"/>scanf("%d",&amp;ch);</text:p>
      <text:p text:style-name="Standard"><text:s text:c="4"/>switch(ch)</text:p>
      <text:p text:style-name="Standard"><text:s text:c="4"/>{</text:p>
      <text:p text:style-name="Standard"><text:s text:c="4"/>case 1:</text:p>
      <text:p text:style-name="Standard"><text:s text:c="8"/>bal_enq();</text:p>
      <text:p text:style-name="Standard"><text:s text:c="8"/>break;</text:p>
      <text:p text:style-name="Standard"><text:s text:c="4"/>case 2:</text:p>
      <text:p text:style-name="Standard"><text:s text:c="8"/>s=transac();</text:p>
      <text:p text:style-name="Standard"><text:s text:c="8"/>break;</text:p>
      <text:p text:style-name="Standard"><text:s text:c="4"/>case 3:</text:p>
      <text:p text:style-name="Standard"><text:s text:c="8"/>with_drawal();</text:p>
      <text:p text:style-name="Standard"><text:s text:c="8"/>break;</text:p>
      <text:p text:style-name="Standard"><text:s text:c="4"/>case 4:</text:p>
      <text:p text:style-name="Standard"><text:s text:c="8"/>mob_trans();</text:p>
      <text:p text:style-name="Standard"><text:s text:c="8"/>break;</text:p>
      <text:p text:style-name="Standard"><text:s text:c="4"/>case 5:</text:p>
      <text:p text:style-name="Standard"><text:s text:c="8"/>mini_stat();</text:p>
      <text:p text:style-name="Standard"><text:s text:c="8"/>break;</text:p>
      <text:p text:style-name="Standard"><text:s text:c="3"/>case 6:</text:p>
      <text:p text:style-name="Standard"><text:s text:c="8"/>pass_change();</text:p>
      <text:p text:style-name="Standard"><text:s text:c="8"/>break;</text:p>
      <text:p text:style-name="Standard"/>
      <text:p text:style-name="Standard"><text:s text:c="4"/>/*case 6:</text:p>
      <text:p text:style-name="Standard"><text:s text:c="8"/>exit(0);*/</text:p>
      <text:p text:style-name="Standard"><text:s text:c="4"/>default:</text:p>
      <text:p text:style-name="Standard"><text:s text:c="8"/>exit(0);</text:p>
      <text:p text:style-name="Standard"><text:s text:c="4"/>}</text:p>
      <text:p text:style-name="Standard"><text:s text:c="2"/>}</text:p>
      <text:p text:style-name="Standard"><text:s text:c="3"/>//menu();</text:p>
      <text:p text:style-name="Standard">}</text:p>
      <text:p text:style-name="Standard">void bal_enq()</text:p>
      <text:p text:style-name="Standard">{</text:p>
      <text:p text:style-name="Standard"><text:soft-page-break/><text:s text:c="4"/>//static long int e=10000;</text:p>
      <text:p text:style-name="Standard"><text:s text:c="4"/>printf("The balance amount is %ld",e);</text:p>
      <text:p text:style-name="Standard">}</text:p>
      <text:p text:style-name="Standard">long int transac()</text:p>
      <text:p text:style-name="Standard">{</text:p>
      <text:p text:style-name="Standard"><text:s text:c="4"/>//long int d,amt;</text:p>
      <text:p text:style-name="Standard"><text:s text:c="4"/>printf("\nEnter the account number:");</text:p>
      <text:p text:style-name="Standard"><text:s text:c="4"/>scanf("%ld",&amp;d);</text:p>
      <text:p text:style-name="Standard"><text:s text:c="4"/>printf("\nEnter the amount to be transferred:");</text:p>
      <text:p text:style-name="Standard"><text:s text:c="4"/>scanf("%ld",&amp;amt);</text:p>
      <text:p text:style-name="Standard"><text:s text:c="4"/>if((amt&lt;=e)&amp;&amp;(amt%100==0))</text:p>
      <text:p text:style-name="Standard"><text:s text:c="4"/>{</text:p>
      <text:p text:style-name="Standard"><text:s text:c="7"/>printf("\nTransaction successful\n");</text:p>
      <text:p text:style-name="Standard"><text:s text:c="7"/>printf("\nYour balance is %ld",e-amt);</text:p>
      <text:p text:style-name="Standard"><text:s text:c="7"/>e=e-amt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\nTransaction unsuccessful\n");</text:p>
      <text:p text:style-name="Standard"><text:s text:c="4"/>}</text:p>
      <text:p text:style-name="Standard"/>
      <text:p text:style-name="Standard"><text:s text:c="4"/>return amt;</text:p>
      <text:p text:style-name="Standard">}</text:p>
      <text:p text:style-name="Standard">long int with_drawal()</text:p>
      <text:p text:style-name="Standard">{</text:p>
      <text:p text:style-name="Standard"><text:s text:c="4"/>//long int wamt;</text:p>
      <text:p text:style-name="Standard"><text:s text:c="4"/>printf("\nEnter the amount:");</text:p>
      <text:p text:style-name="Standard"><text:s text:c="4"/>scanf("%ld",&amp;wamt);</text:p>
      <text:p text:style-name="Standard"><text:s text:c="4"/>if(wamt&lt;=e&amp;&amp;wamt%100==0)</text:p>
      <text:p text:style-name="Standard"><text:s text:c="4"/>{</text:p>
      <text:p text:style-name="Standard"><text:s text:c="7"/>printf("\nWithdrawal successful\n");</text:p>
      <text:p text:style-name="Standard"><text:s text:c="7"/>printf("Your balance is %ld",e-wamt);</text:p>
      <text:p text:style-name="Standard"><text:s text:c="7"/>e=e-wamt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\nWithdrawal unsuccessful");</text:p>
      <text:p text:style-name="Standard"><text:s text:c="4"/>}</text:p>
      <text:p text:style-name="Standard"><text:s text:c="4"/>return 0;</text:p>
      <text:p text:style-name="Standard">}</text:p>
      <text:p text:style-name="Standard">void mob_trans()</text:p>
      <text:p text:style-name="Standard">{</text:p>
      <text:p text:style-name="Standard"><text:s text:c="4"/>int l;</text:p>
      <text:p text:style-name="Standard"><text:s text:c="4"/>char a[10];</text:p>
      <text:p text:style-name="Standard"/>
      <text:p text:style-name="Standard"><text:s text:c="4"/>//long int d;</text:p>
      <text:p text:style-name="Standard"><text:s text:c="4"/>printf("\nEnter the valid number:");</text:p>
      <text:p text:style-name="Standard"><text:s text:c="4"/>scanf("%s",a);</text:p>
      <text:p text:style-name="Standard"><text:s text:c="4"/>printf("\nYour number is\n");</text:p>
      <text:p text:style-name="Standard"><text:s text:c="4"/>printf("%s",a);</text:p>
      <text:p text:style-name="Standard"><text:s text:c="4"/>l=strlen(a);</text:p>
      <text:p text:style-name="Standard"><text:s text:c="4"/>if(l==10)</text:p>
      <text:p text:style-name="Standard"><text:soft-page-break/><text:s text:c="4"/>{</text:p>
      <text:p text:style-name="Standard"><text:s text:c="4"/>if(a[0]&gt;='7')</text:p>
      <text:p text:style-name="Standard"><text:s text:c="4"/>{</text:p>
      <text:p text:style-name="Standard"><text:s text:c="8"/>printf("\nEnter the amount:");</text:p>
      <text:p text:style-name="Standard"><text:s text:c="8"/>scanf("%ld",&amp;d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9"/>printf("\nInvalid number\n");</text:p>
      <text:p text:style-name="Standard"><text:s text:c="4"/>}</text:p>
      <text:p text:style-name="Standard"><text:s text:c="4"/>}</text:p>
      <text:p text:style-name="Standard"><text:s text:c="4"/>if(d&lt;=e)</text:p>
      <text:p text:style-name="Standard"><text:s text:c="4"/>{</text:p>
      <text:p text:style-name="Standard"><text:s text:c="6"/>if(d%100==0)</text:p>
      <text:p text:style-name="Standard"><text:s text:c="6"/>{</text:p>
      <text:p text:style-name="Standard"><text:s text:c="8"/>printf("\nTransaction successfull\n");</text:p>
      <text:p text:style-name="Standard"><text:s text:c="8"/>printf("Your balance is %ld",e-d);</text:p>
      <text:p text:style-name="Standard"><text:s text:c="8"/>e=e-d;</text:p>
      <text:p text:style-name="Standard"><text:s text:c="6"/>}</text:p>
      <text:p text:style-name="Standard"><text:s text:c="6"/>else</text:p>
      <text:p text:style-name="Standard"><text:s text:c="6"/>{</text:p>
      <text:p text:style-name="Standard"><text:s text:c="8"/>printf("\nInvalid\n");</text:p>
      <text:p text:style-name="Standard"><text:s text:c="6"/>}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\nTransaction unsuccessful");</text:p>
      <text:p text:style-name="Standard"><text:s text:c="4"/>}</text:p>
      <text:p text:style-name="Standard">}</text:p>
      <text:p text:style-name="Standard">void pass_change()</text:p>
      <text:p text:style-name="Standard">{</text:p>
      <text:p text:style-name="Standard"><text:s text:c="4"/>long int a;</text:p>
      <text:p text:style-name="Standard"><text:s text:c="4"/>printf("\nNew password:");</text:p>
      <text:p text:style-name="Standard"><text:s text:c="4"/>scanf("%ld",&amp;a);</text:p>
      <text:p text:style-name="Standard"><text:s text:c="4"/>printf("\nConfirm password:");</text:p>
      <text:p text:style-name="Standard"><text:s text:c="4"/>scanf("%ld",&amp;b);</text:p>
      <text:p text:style-name="Standard"><text:s text:c="4"/>if(a==b)</text:p>
      <text:p text:style-name="Standard"><text:s text:c="4"/>{</text:p>
      <text:p text:style-name="Standard"><text:s text:c="6"/>printf("\nSuccessfully changed your password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\nSorry try again");</text:p>
      <text:p text:style-name="Standard"><text:s text:c="4"/>}</text:p>
      <text:p text:style-name="Standard">}</text:p>
      <text:p text:style-name="Standard"/>
      <text:p text:style-name="Standard"/>
      <text:p text:style-name="Standard">void mini_stat()</text:p>
      <text:p text:style-name="Standard">{</text:p>
      <text:p text:style-name="Standard"><text:s text:c="3"/>//char *ans,g='y';</text:p>
      <text:p text:style-name="Standard"><text:s text:c="3"/>int ans;</text:p>
      <text:p text:style-name="Standard"><text:s text:c="3"/>printf("Do you want printed statement?(1/0)");</text:p>
      <text:p text:style-name="Standard"><text:soft-page-break/><text:s text:c="3"/>scanf("%d",&amp;ans);</text:p>
      <text:p text:style-name="Standard"><text:s text:c="3"/>// ans=&amp;g;</text:p>
      <text:p text:style-name="Standard"><text:s text:c="3"/>// scanf("%p",&amp;ans);</text:p>
      <text:p text:style-name="Standard"/>
      <text:p text:style-name="Standard"><text:s text:c="4"/>if(ans==1)//||ans=='Y')</text:p>
      <text:p text:style-name="Standard"><text:s text:c="4"/>{</text:p>
      <text:p text:style-name="Standard"><text:s text:c="4"/>//FILE *fp;</text:p>
      <text:p text:style-name="Standard"><text:s text:c="4"/>fp2=fopen("f1.txt","w");</text:p>
      <text:p text:style-name="Standard"><text:s text:c="4"/>fprintf(fp2,"Amount is =%ld",s);</text:p>
      <text:p text:style-name="Standard"><text:s text:c="4"/>fclose(fp2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7"/>printf("wrong option");</text:p>
      <text:p text:style-name="Standard"><text:s text:c="4"/>}</text:p>
      <text:p text:style-name="Standard">//return 0;*/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5T17:30:11.38</meta:creation-date>
    <meta:document-statistic meta:table-count="0" meta:image-count="0" meta:object-count="0" meta:page-count="6" meta:paragraph-count="266" meta:word-count="426" meta:character-count="4635"/>
    <dc:date>2015-01-25T17:30:38.62</dc:date>
    <meta:editing-duration>PT34S</meta:editing-duration>
    <meta:editing-cycles>1</meta:editing-cycles>
    <meta:generator>OpenOffice/4.1.1$Win32 OpenOffice.org_project/411m6$Build-9775</meta:generator>
  </office:meta>
</office:document-meta>
</file>